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style:font-name="Arial" fo:font-size="15pt" style:font-size-asian="15pt" style:font-size-complex="15pt"/>
    </style:style>
    <style:style style:name="P2" style:family="paragraph" style:parent-style-name="Standard">
      <style:text-properties style:font-name="Arial" fo:font-size="15pt" style:font-size-asian="15pt" style:font-size-complex="15pt"/>
    </style:style>
    <style:style style:name="P3" style:family="paragraph" style:parent-style-name="Standard" style:list-style-name="L1">
      <style:text-properties style:font-name="Arial" fo:font-size="15pt" style:font-size-asian="15pt" style:font-size-complex="15pt"/>
    </style:style>
    <style:style style:name="P4" style:family="paragraph" style:parent-style-name="Standard" style:list-style-name="L2">
      <style:text-properties style:font-name="Arial" fo:font-size="15pt" style:font-size-asian="15pt" style:font-size-complex="15pt"/>
    </style:style>
    <style:style style:name="P5" style:family="paragraph" style:parent-style-name="Standard" style:list-style-name="L3">
      <style:text-properties style:font-name="Arial" fo:font-size="15pt" style:font-size-asian="15pt" style:font-size-complex="15pt"/>
    </style:style>
    <style:style style:name="P6" style:family="paragraph" style:parent-style-name="Standard" style:list-style-name="L4">
      <style:text-properties style:font-name="Arial"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aînement à l'oral</text:p>
      <text:p text:style-name="P1"/>
      <text:p text:style-name="P1">→ Culture / Avenir / Citoyenté</text:p>
      <text:p text:style-name="P1">→ Français</text:p>
      <text:p text:style-name="P1">→ lecture </text:p>
      <text:p text:style-name="P1">Question[fil directeur]. En quoi ce livre m'a-t-il marqué ?</text:p>
      <text:p text:style-name="P1"><text:tab/><text:tab/><text:tab/><text:tab/><text:tab/> Que m'a apporté la lecture de ce livre ?</text:p>
      <text:p text:style-name="P1"/>
      <text:list xml:id="list7752701737568157275" text:style-name="L1">
        <text:list-item>
          <text:p text:style-name="P3">Pourquoi ai-je choisir de live ce livre ?</text:p>
        </text:list-item>
      </text:list>
      <text:p text:style-name="P2"/>
      <text:list xml:id="list5098421727915112705" text:style-name="L2">
        <text:list-item>
          <text:p text:style-name="P4">Lecture libre donnée par le professeur.</text:p>
        </text:list-item>
      </text:list>
      <text:p text:style-name="P2">-&gt; AUTOBIOGRAPHIC</text:p>
      <text:p text:style-name="P2"/>
      <text:p text:style-name="P2">- </text:p>
      <text:p text:style-name="P2"/>
      <text:p text:style-name="P2">++</text:p>
      <text:p text:style-name="P2"/>
      <text:list xml:id="list5630758231877144322" text:style-name="L3">
        <text:list-item>
          <text:p text:style-name="P5">Je reconte ce que, j'ai lu.</text:p>
          <text:p text:style-name="P5">-&gt; Que raconte ce livre ?</text:p>
        </text:list-item>
      </text:list>
      <text:p text:style-name="P2"><text:tab/>-&gt; Résumé détailé.</text:p>
      <text:p text:style-name="P2"/>
      <text:p text:style-name="P2">+++</text:p>
      <text:list xml:id="list8816557162962474475" text:style-name="L4">
        <text:list-item>
          <text:list>
            <text:list-item>
              <text:list>
                <text:list-item>
                  <text:p text:style-name="P6">Ce que j'ai resenti / retenu</text:p>
                </text:list-item>
              </text:list>
            </text:list-item>
          </text:list>
        </text:list-item>
      </text:list>
      <text:p text:style-name="P2"><text:tab/><text:tab/>Ce que le livre m'a apporté</text:p>
      <text:p text:style-name="P2"/>
      <text:p text:style-name="P2">-&gt; Réflexions personnelles</text:p>
      <text:p text:style-name="P2"/>
      <text:p text:style-name="P2">exemple de répartition sur 10min</text:p>
      <text:p text:style-name="P2"/>
      <text:p text:style-name="P2">I -&gt; 2min<text:tab/><text:tab/>2min<text:tab/><text:tab/>1' 30min</text:p>
      <text:p text:style-name="P2">II -&gt; 3min<text:tab/><text:tab/>4min<text:tab/><text:tab/>3'30min</text:p>
      <text:p text:style-name="P2">III -&gt; 5min<text:tab/><text:tab/>5min<text:tab/><text:tab/>5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19S</meta:editing-duration>
    <meta:editing-cycles>21</meta:editing-cycles>
    <meta:generator>OpenOffice/4.1.7$Win32 OpenOffice.org_project/417m1$Build-9800</meta:generator>
    <dc:date>2021-02-18T09:48:18.08</dc:date>
    <meta:document-statistic meta:table-count="0" meta:image-count="0" meta:object-count="0" meta:page-count="1" meta:paragraph-count="22" meta:word-count="105" meta:character-count="549"/>
    <meta:user-defined meta:name="Info 1"/>
    <meta:user-defined meta:name="Info 2"/>
    <meta:user-defined meta:name="Info 3"/>
    <meta:user-defined meta:name="Info 4"/>
  </office:meta>
</office:document-meta>
</file>